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>
      <style:text-properties officeooo:paragraph-rsid="000a892a"/>
    </style:style>
    <style:style style:name="P3" style:family="paragraph" style:parent-style-name="Standard" style:list-style-name="L3"/>
    <style:style style:name="P4" style:family="paragraph" style:parent-style-name="Standard" style:list-style-name="L3">
      <style:text-properties officeooo:paragraph-rsid="000a892a"/>
    </style:style>
    <style:style style:name="P5" style:family="paragraph" style:parent-style-name="Standard" style:list-style-name="L4">
      <style:text-properties officeooo:paragraph-rsid="000a892a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">
      <style:paragraph-properties fo:margin-top="0cm" fo:margin-bottom="0.101cm" loext:contextual-spacing="false" fo:text-align="start" style:justify-single-word="false"/>
    </style:style>
    <style:style style:name="P12" style:family="paragraph" style:parent-style-name="Standard" style:list-style-name="L1">
      <style:paragraph-properties fo:margin-top="0cm" fo:margin-bottom="0.101cm" loext:contextual-spacing="false"/>
    </style:style>
    <style:style style:name="P13" style:family="paragraph" style:parent-style-name="Standard">
      <style:paragraph-properties fo:margin-top="0cm" fo:margin-bottom="0.101cm" loext:contextual-spacing="false"/>
      <style:text-properties officeooo:paragraph-rsid="000a892a"/>
    </style:style>
    <style:style style:name="P14" style:family="paragraph" style:parent-style-name="Standard">
      <style:paragraph-properties fo:margin-left="1.251cm" fo:margin-right="0cm" fo:text-indent="0cm" style:auto-text-indent="false"/>
    </style:style>
    <style:style style:name="P15" style:family="paragraph" style:parent-style-name="Standard">
      <style:paragraph-properties fo:margin-top="0.101cm" fo:margin-bottom="0cm" loext:contextual-spacing="false"/>
    </style:style>
    <style:style style:name="P16" style:family="paragraph" style:parent-style-name="Title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892a"/>
    </style:style>
    <style:style style:name="T3" style:family="text">
      <style:text-properties officeooo:rsid="000c22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Онтологические диаграммы. <text:line-break/>Модель потока и потоковый анализ</text:p>
      <text:p text:style-name="P1">Olga Eckardt, Wilo SE, Dortmund Germany</text:p>
      <text:h text:style-name="Heading_20_2" text:outline-level="2">Определение</text:h>
      <text:list xml:id="list2579783861" text:style-name="L1">
        <text:list-item>
          <text:p text:style-name="P11">Основываясь на перевод определения по глоссарии Сушкова, <text:span text:style-name="T1">Потоковый анализ </text:span>определён как «Аналитический метод и инструмент, который <text:span text:style-name="T1">выявляет недостатки </text:span>в потоках энергии, веществ и информации в технической системе.»</text:p>
        </text:list-item>
        <text:list-item>
          <text:p text:style-name="P12">Поток – это направленное перемещение в пространстве частиц массы вещества, а также направленное перемещение энергии или информации. Поток обладает двойственными свойствами: свойствами вещества, из которого состоит поток, и свойствами поля, которое формируется в результате направленного движения частиц вещества.</text:p>
        </text:list-item>
        <text:list-item>
          <text:p text:style-name="P12">Юрий Лебедев добавляет стационарные компоненты локализованы в пространстве.</text:p>
        </text:list-item>
      </text:list>
      <text:p text:style-name="P13">Построение онтологической карты позволяет точнее определить потоковый анализ, а также модель потока в потоковом анализе. Кроме того, показать взаимосвязь потокового анализа с функциональным анализом, а также с другими понятиями ТРИЗ.</text:p>
      <text:p text:style-name="P13">С этой целью были построены две основные онтологический карты, одна онтологическая карта «потокового анализа» и вторая онтологическая карта «модели потока», в развернутом виде представленные ниже.</text:p>
      <text:h text:style-name="Heading_20_2" text:outline-level="2">Разработан шаблон описания инструмента</text:h>
      <text:p text:style-name="Standard">o Цель;</text:p>
      <text:p text:style-name="Standard">o Модели;</text:p>
      <text:p text:style-name="Standard">o Правила построения моделей;</text:p>
      <text:p text:style-name="Standard">o Правила преобразования моделей.</text:p>
      <text:h text:style-name="Heading_20_2" text:outline-level="2">Модель потока</text:h>
      <text:list xml:id="list556818863" text:style-name="L2">
        <text:list-item>
          <text:p text:style-name="P2">статические компоненты</text:p>
          <text:list>
            <text:list-item>
              <text:p text:style-name="P2">На базе модели функционально полной системы выделены 4 вида статических компонента функциональной модели, обязательно сопутствующие любому проходящему в системе потоку:</text:p>
            </text:list-item>
          </text:list>
        </text:list-item>
      </text:list>
      <text:p text:style-name="P14">1. Источник,</text:p>
      <text:p text:style-name="P14">2. Канал,</text:p>
      <text:p text:style-name="P14">3. Приемник,</text:p>
      <text:p text:style-name="P14">4. Система управления</text:p>
      <text:list xml:id="list3627913092" text:style-name="L3">
        <text:list-item>
          <text:p text:style-name="P3">способ описания модели потока, чаще всего графически.</text:p>
        </text:list-item>
        <text:list-item>
          <text:p text:style-name="P3">статические компоненты потока</text:p>
        </text:list-item>
        <text:list-item>
          <text:p text:style-name="P3">характеристики потока в потоковом анализе</text:p>
        </text:list-item>
        <text:list-item>
          <text:p text:style-name="P3">содержание потока</text:p>
        </text:list-item>
        <text:list-item>
          <text:p text:style-name="P3">Функциональность → полезность потока</text:p>
        </text:list-item>
        <text:list-item>
          <text:p text:style-name="P4">другие характеристики</text:p>
        </text:list-item>
        <text:list-item>
          <text:p text:style-name="P4">характеристики потока</text:p>
        </text:list-item>
      </text:list>
      <text:list xml:id="list1105969636" text:style-name="L4">
        <text:list-item>
          <text:list>
            <text:list-item>
              <text:p text:style-name="P5">Из всех вариантов классификации потока выбрана основные, которые будут относиться практически к любому потоку.</text:p>
            </text:list-item>
            <text:list-item>
              <text:p text:style-name="P5">Дополнительно поток может характеризоваться большим второстепенных характеристик, которые будут выбираться в зависимости от описываемого потока.</text:p>
            </text:list-item>
          </text:list>
        </text:list-item>
      </text:list>
      <text:h text:style-name="Heading_20_2" text:outline-level="2"><text:soft-page-break/>Полезный поток с недостатками <text:span text:style-name="T2">(Diagramm)</text:span></text:h>
      <text:h text:style-name="Heading_20_2" text:outline-level="2">потоковый анализ, цели</text:h>
      <text:p text:style-name="Standard">К целям потокового анализа относятся:</text:p>
      <text:list xml:id="list1964137339" text:style-name="L5">
        <text:list-item>
          <text:p text:style-name="P6">Во-первых, это описательная, то есть установление взаимосвязи и поиск ресурсов</text:p>
        </text:list-item>
        <text:list-item>
          <text:p text:style-name="P6">Во-вторых, проверка потока на соответствие требованиям и как результат выявления полезных вредных и паразитных потоков, а также их изменения</text:p>
        </text:list-item>
      </text:list>
      <text:p text:style-name="P15">Здесь видно, как онтологическая карта меняет понимание целей потокового анализа, переходя от поиска недостатков к более комплексном цели, где поиск недостатков — это всего лишь частный случай.</text:p>
      <text:h text:style-name="Heading_20_2" text:outline-level="2">Правила проведения потокового анализа</text:h>
      <text:p text:style-name="Standard">Правила проведения потокового анализа включают в себя</text:p>
      <text:list xml:id="list2265635493" text:style-name="L6">
        <text:list-item>
          <text:p text:style-name="P7">правила оценки модели потока,</text:p>
        </text:list-item>
        <text:list-item>
          <text:p text:style-name="P7">правила построения модели потока как есть,</text:p>
        </text:list-item>
        <text:list-item>
          <text:p text:style-name="P7">правила применения закономерности развития потоков в технических системах</text:p>
        </text:list-item>
        <text:list-item>
          <text:p text:style-name="P7">правила построения модели потока на основе не соответствую не предъявляемым требованиям.</text:p>
        </text:list-item>
      </text:list>
      <text:p text:style-name="P15">Результатами применения этих правил являются</text:p>
      <text:list xml:id="list1556159055" text:style-name="L7">
        <text:list-item>
          <text:p text:style-name="P8">Модель потока <text:span text:style-name="T1">как есть</text:span></text:p>
        </text:list-item>
        <text:list-item>
          <text:p text:style-name="P8">Модель потока <text:span text:style-name="T1">как надо</text:span>,</text:p>
        </text:list-item>
        <text:list-item>
          <text:p text:style-name="P8">список задач и противоречий для решения.</text:p>
        </text:list-item>
      </text:list>
      <text:h text:style-name="Heading_20_2" text:outline-level="2">Приемы <text:span text:style-name="T2">(2 </text:span><text:span text:style-name="T3">Schemata</text:span><text:span text:style-name="T2">)</text:span></text:h>
      <text:h text:style-name="Heading_20_2" text:outline-level="2">Инсайты</text:h>
      <text:list xml:id="list2120021011" text:style-name="L8">
        <text:list-item>
          <text:p text:style-name="P9">Функциональность → полезность потока</text:p>
        </text:list-item>
        <text:list-item>
          <text:p text:style-name="P9">Основные классификации потока и дополнительные</text:p>
        </text:list-item>
        <text:list-item>
          <text:p text:style-name="P9">Полезный поток с недостатками</text:p>
        </text:list-item>
        <text:list-item>
          <text:p text:style-name="P9">Правила применения закономерности развития потоков в технических системах</text:p>
        </text:list-item>
        <text:list-item>
          <text:p text:style-name="P9">Модель потока <text:span text:style-name="T1">как надо</text:span></text:p>
        </text:list-item>
      </text:list>
      <text:p text:style-name="P15">Выводы</text:p>
      <text:list xml:id="list1481669510" text:style-name="L9">
        <text:list-item>
          <text:p text:style-name="P10">Построение онтологических диаграмм позволяет найти серые зоны и неформализованные части знаний.</text:p>
        </text:list-item>
        <text:list-item>
          <text:p text:style-name="P10">Более чётко видны связи с другими частями знаний относящимся к ТРИЗ</text:p>
        </text:list-item>
        <text:list-item>
          <text:p text:style-name="P10">Следующими шагам могут: быть описание серых зон, различных правил построения моделей, алгоритмов, а также, матрицы приемов для перехода от модели (системы) как есть к модели (системы) как надо.</text:p>
        </text:list-item>
      </text:list>
      <text:p text:style-name="Standard"/>
      <text:p text:style-name="Standard">Olga.Eckardt@wilo.com</text:p>
      <text:p text:style-name="Standard">olga@wavefusion.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0:56:10.824445587</meta:creation-date>
    <dc:date>2021-01-29T11:09:25.698866099</dc:date>
    <meta:editing-duration>PT2M1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8" meta:word-count="484" meta:character-count="3615" meta:non-whitespace-character-count="3217"/>
  </office:meta>
</office:document-meta>
</file>